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5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gig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 &gt; 0</text:p>
          </table:table-cell>
          <table:table-cell office:value-type="string">
            <text:p>D &lt; <text:s/>0</text:p>
          </table:table-cell>
        </table:table-row>
        <table:table-row table:style-name="ro3">
          <table:table-cell office:value-type="string">
            <text:p>high div and coh</text:p>
          </table:table-cell>
          <table:table-cell office:value-type="string">
            <text:p><text:span text:style-name="T1">used_in_cooking</text:span>, <text:span text:style-name="T2">fly</text:span>, <text:span text:style-name="T2">wings</text:span>, <text:span text:style-name="T2">wheels</text:span>, <text:span text:style-name="T3">juicy</text:span><text:span text:style-name="T4">, </text:span></text:p>
          </table:table-cell>
          <table:table-cell office:value-type="string">
            <text:p><text:span text:style-name="T2">made_of_wood,</text:span> dangerous, , <text:span text:style-name="T3">green</text:span></text:p>
          </table:table-cell>
        </table:table-row>
        <table:table-row table:style-name="ro4">
          <table:table-cell office:value-type="string">
            <text:p>low div and <text:s/>coh</text:p>
          </table:table-cell>
          <table:table-cell office:value-type="string">
            <text:p>lay_eggs*, sweet*, <text:s/>swim, fly, square</text:p>
          </table:table-cell>
          <table:table-cell office:value-type="string">
            <text:p>hot*, roll, black, red, warm, , cold, blue, yellow*, round*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wik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 &gt; 0</text:p>
          </table:table-cell>
          <table:table-cell office:value-type="string">
            <text:p>D &lt; <text:s/>0</text:p>
          </table:table-cell>
        </table:table-row>
        <table:table-row table:style-name="ro3">
          <table:table-cell office:value-type="string">
            <text:p>high div and coh</text:p>
          </table:table-cell>
          <table:table-cell office:value-type="string">
            <text:p><text:s/>wings, made_of_wood, used_in_cooking, wheels, , fly</text:p>
          </table:table-cell>
          <table:table-cell office:value-type="string">
            <text:p>Warm, round</text:p>
          </table:table-cell>
        </table:table-row>
        <table:table-row table:style-name="ro4">
          <table:table-cell office:value-type="string">
            <text:p>high div and coh</text:p>
          </table:table-cell>
          <table:table-cell office:value-type="string">
            <text:p>Dangerous, square*, swim*, <text:s/>yellow, juicy*, lay_eggs*</text:p>
          </table:table-cell>
          <table:table-cell office:value-type="string">
            <text:p>hot*, sweet*, <text:s/>blue, cold, round, red, black, roll, <text:s/>green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*prop evidence &gt; 0.01</text:p>
          </table:table-cell>
          <table:table-cell/>
        </table:table-row>
        <table:table-row table:style-name="ro2" table:number-rows-repeated="10485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09/01/2021</text:date>, <text:time>17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9-01T08:44:06</meta:creation-date>
    <dc:date>2021-09-01T17:27:51</dc:date>
    <dc:creator>Pia Sommerauer</dc:creator>
    <meta:editing-duration>PT3H56M4S</meta:editing-duration>
    <meta:editing-cycles>2</meta:editing-cycles>
    <meta:generator>OpenOffice/4.1.8$Unix OpenOffice.org_project/418m3$Build-9803</meta:gener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